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1" style:family="table-row"/>
    <style:style style:name="Table1.A1" style:family="table-cell">
      <style:table-cell-properties style:vertical-align="middle"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 style:data-style-name="N0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F8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B" style:family="table-column">
      <style:table-column-properties style:column-width="1.1153in" style:rel-column-width="1092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10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619d9" officeooo:paragraph-rsid="001619d9"/>
    </style:style>
    <style:style style:name="P3" style:family="paragraph" style:parent-style-name="Standard">
      <style:text-properties officeooo:rsid="0013a93e" officeooo:paragraph-rsid="0013a93e"/>
    </style:style>
    <style:style style:name="P4" style:family="paragraph" style:parent-style-name="Standard">
      <style:text-properties officeooo:rsid="001619d9" officeooo:paragraph-rsid="001619d9"/>
    </style:style>
    <style:style style:name="P5" style:family="paragraph" style:parent-style-name="Standard" style:list-style-name="L1">
      <style:text-properties officeooo:rsid="001619d9" officeooo:paragraph-rsid="001619d9"/>
    </style:style>
    <style:style style:name="P6" style:family="paragraph" style:parent-style-name="Standard" style:list-style-name="L1">
      <style:text-properties officeooo:rsid="001619d9" officeooo:paragraph-rsid="001c232e"/>
    </style:style>
    <style:style style:name="P7" style:family="paragraph" style:parent-style-name="Standard" style:list-style-name="">
      <style:text-properties officeooo:rsid="001619d9" officeooo:paragraph-rsid="00194b38"/>
    </style:style>
    <style:style style:name="P8" style:family="paragraph" style:parent-style-name="Standard" style:list-style-name="L1">
      <style:text-properties officeooo:paragraph-rsid="00194b38"/>
    </style:style>
    <style:style style:name="P9" style:family="paragraph" style:parent-style-name="Standard" style:list-style-name="L1">
      <style:text-properties officeooo:paragraph-rsid="001d2fb6"/>
    </style:style>
    <style:style style:name="P10" style:family="paragraph" style:parent-style-name="Standard" style:list-style-name="">
      <style:text-properties officeooo:rsid="001c232e" officeooo:paragraph-rsid="001c232e"/>
    </style:style>
    <style:style style:name="P11" style:family="paragraph" style:parent-style-name="Standard" style:list-style-name="L1">
      <style:text-properties officeooo:rsid="001cfb4a" officeooo:paragraph-rsid="001cfb4a"/>
    </style:style>
    <style:style style:name="P12" style:family="paragraph" style:parent-style-name="Standard" style:list-style-name="L1">
      <style:paragraph-properties fo:break-before="page"/>
      <style:text-properties officeooo:rsid="001619d9" officeooo:paragraph-rsid="00194b38"/>
    </style:style>
    <style:style style:name="P13" style:family="paragraph" style:parent-style-name="Standard" style:list-style-name="L1">
      <style:paragraph-properties fo:break-before="page"/>
      <style:text-properties officeooo:rsid="001c232e" officeooo:paragraph-rsid="001c232e"/>
    </style:style>
    <style:style style:name="P14" style:family="paragraph" style:parent-style-name="Table_20_Contents">
      <style:paragraph-properties fo:text-align="center" style:justify-single-word="false"/>
      <style:text-properties officeooo:rsid="001619d9"/>
    </style:style>
    <style:style style:name="P15" style:family="paragraph" style:parent-style-name="Table_20_Contents">
      <style:paragraph-properties fo:text-align="center" style:justify-single-word="false"/>
      <style:text-properties officeooo:rsid="001619d9" officeooo:paragraph-rsid="001619d9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75d95"/>
    </style:style>
    <style:style style:name="P18" style:family="paragraph" style:parent-style-name="Table_20_Contents">
      <style:paragraph-properties fo:text-align="center" style:justify-single-word="false"/>
      <style:text-properties officeooo:rsid="00192fc9"/>
    </style:style>
    <style:style style:name="P19" style:family="paragraph" style:parent-style-name="Table_20_Contents">
      <style:paragraph-properties fo:text-align="center" style:justify-single-word="false"/>
      <style:text-properties officeooo:rsid="00194b38"/>
    </style:style>
    <style:style style:name="P20" style:family="paragraph" style:parent-style-name="Table_20_Contents">
      <style:paragraph-properties fo:text-align="center" style:justify-single-word="false"/>
      <style:text-properties officeooo:rsid="00194b38" officeooo:paragraph-rsid="00194b38"/>
    </style:style>
    <style:style style:name="P21" style:family="paragraph" style:parent-style-name="Table_20_Contents">
      <style:paragraph-properties fo:text-align="center" style:justify-single-word="false"/>
      <style:text-properties officeooo:rsid="001c232e"/>
    </style:style>
    <style:style style:name="P22" style:family="paragraph" style:parent-style-name="Table_20_Contents">
      <style:paragraph-properties fo:text-align="center" style:justify-single-word="false"/>
      <style:text-properties officeooo:rsid="001c232e" officeooo:paragraph-rsid="001c232e"/>
    </style:style>
    <style:style style:name="P23" style:family="paragraph" style:parent-style-name="Table_20_Contents">
      <style:paragraph-properties fo:text-align="center" style:justify-single-word="false"/>
      <style:text-properties officeooo:rsid="001d2fb6"/>
    </style:style>
    <style:style style:name="T1" style:family="text">
      <style:text-properties officeooo:rsid="001619d9"/>
    </style:style>
    <style:style style:name="T2" style:family="text">
      <style:text-properties style:text-position="super 58%" officeooo:rsid="001619d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4b38" style:font-weight-asian="bold" style:font-weight-complex="bold"/>
    </style:style>
    <style:style style:name="T5" style:family="text">
      <style:text-properties fo:font-weight="bold" officeooo:rsid="00192fc9" style:font-weight-asian="bold" style:font-weight-complex="bold"/>
    </style:style>
    <style:style style:name="T6" style:family="text">
      <style:text-properties fo:font-weight="bold" officeooo:rsid="001c232e" style:font-weight-asian="bold" style:font-weight-complex="bold"/>
    </style:style>
    <style:style style:name="T7" style:family="text">
      <style:text-properties officeooo:rsid="00192fc9"/>
    </style:style>
    <style:style style:name="T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9" style:family="text">
      <style:text-properties style:font-name="Liberation Mono" fo:font-size="11pt" fo:font-style="normal" fo:font-weight="normal" officeooo:rsid="001619d9" style:font-size-asian="11pt" style:font-style-asian="normal" style:font-weight-asian="normal"/>
    </style:style>
    <style:style style:name="T10" style:family="text">
      <style:text-properties officeooo:rsid="00194b38"/>
    </style:style>
    <style:style style:name="T11" style:family="text">
      <style:text-properties officeooo:rsid="001c232e"/>
    </style:style>
    <style:style style:name="T12" style:family="text">
      <style:text-properties officeooo:rsid="001cfb4a"/>
    </style:style>
    <style:style style:name="T13" style:family="text">
      <style:text-properties officeooo:rsid="001d2fb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tistics &amp; Probability</text:span> | <text:span text:style-name="T1">4</text:span><text:span text:style-name="T2">th</text:span><text:span text:style-name="T1"> </text:span>Quarter</text:p>
      <text:p text:style-name="P2">Written Work 4: Pearson Product Moment Correlation Coefficient</text:p>
      <text:p text:style-name="P1"><text:span text:style-name="T1">April 7</text:span> 2021</text:p>
      <text:p text:style-name="P1"/>
      <text:p text:style-name="P4"><text:span text:style-name="T3">Instruction</text:span>: Compute and interpret the Pearson Product Correlation Coefficient.</text:p>
      <text:p text:style-name="P4"/>
      <text:list xml:id="list2516657856" text:style-name="L1">
        <text:list-item>
          <text:p text:style-name="P5">The table below shows the scores of 10 students in Statistics and Biology.</text:p>
        </text:list-item>
      </text:list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5">Student</text:p>
          </table:table-cell>
          <table:table-cell table:style-name="Table1.A1" office:value-type="string">
            <text:p text:style-name="P15">Score in Statistics</text:p>
          </table:table-cell>
          <table:table-cell table:style-name="Table1.A1" office:value-type="string">
            <text:p text:style-name="P15">Score in Biology</text:p>
          </table:table-cell>
          <table:table-cell table:style-name="Table1.D1" office:value-type="string">
            <text:p text:style-name="P15"><draw:frame draw:style-name="fr1" draw:name="Object3" text:anchor-type="as-char" svg:y="-0.1484in" svg:width="0.2453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D1" office:value-type="string">
            <text:p text:style-name="P15"><draw:frame draw:style-name="fr1" draw:name="Object2" text:anchor-type="as-char" svg:y="-0.172in" svg:width="0.2201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F1" office:value-type="string">
            <text:p text:style-name="P15"><draw:frame draw:style-name="fr1" draw:name="Object1" text:anchor-type="as-char" svg:y="-0.172in" svg:width="0.233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1.1">
          <table:table-cell table:style-name="Table1.A9" office:value-type="string">
            <text:p text:style-name="P15">A</text:p>
          </table:table-cell>
          <table:table-cell table:style-name="Table1.C9" office:value-type="string">
            <text:p text:style-name="P15">60</text:p>
          </table:table-cell>
          <table:table-cell table:style-name="Table1.C9" office:value-type="string">
            <text:p text:style-name="P15">65</text:p>
          </table:table-cell>
          <table:table-cell table:style-name="Table1.D2" table:formula="ooow:&lt;C2&gt;*&lt;B2&gt;" office:value-type="float" office:value="3900">
            <text:p text:style-name="P14">3900</text:p>
          </table:table-cell>
          <table:table-cell table:style-name="Table1.E2" table:formula="ooow:&lt;B2&gt;*&lt;B2&gt;" office:value-type="float" office:value="3600">
            <text:p text:style-name="P14">3600</text:p>
          </table:table-cell>
          <table:table-cell table:style-name="Table1.F2" table:formula="ooow:&lt;C2&gt;*&lt;C2&gt;" office:value-type="float" office:value="4225">
            <text:p text:style-name="P17">4225</text:p>
          </table:table-cell>
        </table:table-row>
        <table:table-row table:style-name="Table1.1">
          <table:table-cell table:style-name="Table1.A9" office:value-type="string">
            <text:p text:style-name="P15">B</text:p>
          </table:table-cell>
          <table:table-cell table:style-name="Table1.C9" office:value-type="string">
            <text:p text:style-name="P15">77</text:p>
          </table:table-cell>
          <table:table-cell table:style-name="Table1.C9" office:value-type="string">
            <text:p text:style-name="P15">80</text:p>
          </table:table-cell>
          <table:table-cell table:style-name="Table1.D3" table:formula="ooow:&lt;C3&gt;*&lt;B3&gt;" office:value-type="float" office:value="6160">
            <text:p text:style-name="P15">6160</text:p>
          </table:table-cell>
          <table:table-cell table:style-name="Table1.E3" table:formula="ooow:&lt;B3&gt;*&lt;B3&gt;" office:value-type="float" office:value="5929">
            <text:p text:style-name="P14">5929</text:p>
          </table:table-cell>
          <table:table-cell table:style-name="Table1.F3" table:formula="ooow:&lt;C3&gt;*&lt;C3&gt;" office:value-type="float" office:value="6400">
            <text:p text:style-name="P17">6400</text:p>
          </table:table-cell>
        </table:table-row>
        <table:table-row table:style-name="Table1.1">
          <table:table-cell table:style-name="Table1.A9" office:value-type="string">
            <text:p text:style-name="P15">C</text:p>
          </table:table-cell>
          <table:table-cell table:style-name="Table1.C9" office:value-type="string">
            <text:p text:style-name="P15">80</text:p>
          </table:table-cell>
          <table:table-cell table:style-name="Table1.C9" office:value-type="string">
            <text:p text:style-name="P15">89</text:p>
          </table:table-cell>
          <table:table-cell table:style-name="Table1.D4" table:formula="ooow:&lt;C4&gt;*&lt;B4&gt;" office:value-type="float" office:value="7120">
            <text:p text:style-name="P14">7120</text:p>
          </table:table-cell>
          <table:table-cell table:style-name="Table1.E4" table:formula="ooow:&lt;B4&gt;*&lt;B4&gt;" office:value-type="float" office:value="6400">
            <text:p text:style-name="P14">6400</text:p>
          </table:table-cell>
          <table:table-cell table:style-name="Table1.F4" table:formula="ooow:&lt;C4&gt;*&lt;C4&gt;" office:value-type="float" office:value="7921">
            <text:p text:style-name="P17">7921</text:p>
          </table:table-cell>
        </table:table-row>
        <table:table-row table:style-name="Table1.1">
          <table:table-cell table:style-name="Table1.A9" office:value-type="string">
            <text:p text:style-name="P15">D</text:p>
          </table:table-cell>
          <table:table-cell table:style-name="Table1.C9" office:value-type="string">
            <text:p text:style-name="P15">70</text:p>
          </table:table-cell>
          <table:table-cell table:style-name="Table1.C9" office:value-type="string">
            <text:p text:style-name="P15">76</text:p>
          </table:table-cell>
          <table:table-cell table:style-name="Table1.D5" table:formula="ooow:&lt;C5&gt;*&lt;B5&gt;" office:value-type="float" office:value="5320">
            <text:p text:style-name="P14">5320</text:p>
          </table:table-cell>
          <table:table-cell table:style-name="Table1.E5" table:formula="ooow:&lt;B5&gt;*&lt;B5&gt;" office:value-type="float" office:value="4900">
            <text:p text:style-name="P14">4900</text:p>
          </table:table-cell>
          <table:table-cell table:style-name="Table1.F5" table:formula="ooow:&lt;C5&gt;*&lt;C5&gt;" office:value-type="float" office:value="5776">
            <text:p text:style-name="P17">5776</text:p>
          </table:table-cell>
        </table:table-row>
        <table:table-row table:style-name="Table1.1">
          <table:table-cell table:style-name="Table1.A9" office:value-type="string">
            <text:p text:style-name="P15">E</text:p>
          </table:table-cell>
          <table:table-cell table:style-name="Table1.C9" office:value-type="string">
            <text:p text:style-name="P15">84</text:p>
          </table:table-cell>
          <table:table-cell table:style-name="Table1.C9" office:value-type="string">
            <text:p text:style-name="P15">80</text:p>
          </table:table-cell>
          <table:table-cell table:style-name="Table1.D6" table:formula="ooow:&lt;C6&gt;*&lt;B6&gt;" office:value-type="float" office:value="6720">
            <text:p text:style-name="P14">6720</text:p>
          </table:table-cell>
          <table:table-cell table:style-name="Table1.E6" table:formula="ooow:&lt;B6&gt;*&lt;B6&gt;" office:value-type="float" office:value="7056">
            <text:p text:style-name="P14">7056</text:p>
          </table:table-cell>
          <table:table-cell table:style-name="Table1.F6" table:formula="ooow:&lt;C6&gt;*&lt;C6&gt;" office:value-type="float" office:value="6400">
            <text:p text:style-name="P17">6400</text:p>
          </table:table-cell>
        </table:table-row>
        <table:table-row table:style-name="Table1.1">
          <table:table-cell table:style-name="Table1.A9" office:value-type="string">
            <text:p text:style-name="P15">F</text:p>
          </table:table-cell>
          <table:table-cell table:style-name="Table1.C9" office:value-type="string">
            <text:p text:style-name="P15">74</text:p>
          </table:table-cell>
          <table:table-cell table:style-name="Table1.C9" office:value-type="string">
            <text:p text:style-name="P15">78</text:p>
          </table:table-cell>
          <table:table-cell table:style-name="Table1.D7" table:formula="ooow:&lt;C7&gt;*&lt;B7&gt;" office:value-type="float" office:value="5772">
            <text:p text:style-name="P14">5772</text:p>
          </table:table-cell>
          <table:table-cell table:style-name="Table1.E7" table:formula="ooow:&lt;B7&gt;*&lt;B7&gt;" office:value-type="float" office:value="5476">
            <text:p text:style-name="P14">5476</text:p>
          </table:table-cell>
          <table:table-cell table:style-name="Table1.F7" table:formula="ooow:&lt;C7&gt;*&lt;C7&gt;" office:value-type="float" office:value="6084">
            <text:p text:style-name="P17">6084</text:p>
          </table:table-cell>
        </table:table-row>
        <table:table-row table:style-name="Table1.1">
          <table:table-cell table:style-name="Table1.A9" office:value-type="string">
            <text:p text:style-name="P15">G</text:p>
          </table:table-cell>
          <table:table-cell table:style-name="Table1.C9" office:value-type="string">
            <text:p text:style-name="P15">80</text:p>
          </table:table-cell>
          <table:table-cell table:style-name="Table1.C9" office:value-type="string">
            <text:p text:style-name="P15">76</text:p>
          </table:table-cell>
          <table:table-cell table:style-name="Table1.D8" table:formula="ooow:&lt;C8&gt;*&lt;B8&gt;" office:value-type="float" office:value="6080">
            <text:p text:style-name="P14">6080</text:p>
          </table:table-cell>
          <table:table-cell table:style-name="Table1.E8" table:formula="ooow:&lt;B8&gt;*&lt;B8&gt;" office:value-type="float" office:value="6400">
            <text:p text:style-name="P14">6400</text:p>
          </table:table-cell>
          <table:table-cell table:style-name="Table1.F8" table:formula="ooow:&lt;C8&gt;*&lt;C8&gt;" office:value-type="float" office:value="5776">
            <text:p text:style-name="P17">5776</text:p>
          </table:table-cell>
        </table:table-row>
        <table:table-row table:style-name="Table1.1">
          <table:table-cell table:style-name="Table1.A9" office:value-type="string">
            <text:p text:style-name="P15">H</text:p>
          </table:table-cell>
          <table:table-cell table:style-name="Table1.C9" office:value-type="string">
            <text:p text:style-name="P15">78</text:p>
          </table:table-cell>
          <table:table-cell table:style-name="Table1.C9" office:value-type="string">
            <text:p text:style-name="P15">79</text:p>
          </table:table-cell>
          <table:table-cell table:style-name="Table1.D9" table:formula="ooow:&lt;C9&gt;*&lt;B9&gt;" office:value-type="float" office:value="6162">
            <text:p text:style-name="P14">6162</text:p>
          </table:table-cell>
          <table:table-cell table:style-name="Table1.E9" table:formula="ooow:&lt;B9&gt;*&lt;B9&gt;" office:value-type="float" office:value="6084">
            <text:p text:style-name="P14">6084</text:p>
          </table:table-cell>
          <table:table-cell table:style-name="Table1.F9" table:formula="ooow:&lt;C9&gt;*&lt;C9&gt;" office:value-type="float" office:value="6241">
            <text:p text:style-name="P17">6241</text:p>
          </table:table-cell>
        </table:table-row>
        <table:table-row table:style-name="Table1.1">
          <table:table-cell table:style-name="Table1.A11" office:value-type="string">
            <text:p text:style-name="P15">I</text:p>
          </table:table-cell>
          <table:table-cell table:style-name="Table1.C11" office:value-type="string">
            <text:p text:style-name="P15">90</text:p>
          </table:table-cell>
          <table:table-cell table:style-name="Table1.C11" office:value-type="string">
            <text:p text:style-name="P15">85</text:p>
          </table:table-cell>
          <table:table-cell table:style-name="Table1.D10" table:formula="ooow:&lt;C10&gt;*&lt;B10&gt;" office:value-type="float" office:value="7650">
            <text:p text:style-name="P14">7650</text:p>
          </table:table-cell>
          <table:table-cell table:style-name="Table1.E10" table:formula="ooow:&lt;B10&gt;*&lt;B10&gt;" office:value-type="float" office:value="8100">
            <text:p text:style-name="P14">8100</text:p>
          </table:table-cell>
          <table:table-cell table:style-name="Table1.F10" table:formula="ooow:&lt;C10&gt;*&lt;C10&gt;" office:value-type="float" office:value="7225">
            <text:p text:style-name="P17">7225</text:p>
          </table:table-cell>
        </table:table-row>
        <table:table-row table:style-name="Table1.1">
          <table:table-cell table:style-name="Table1.A11" office:value-type="string">
            <text:p text:style-name="P15">J</text:p>
          </table:table-cell>
          <table:table-cell table:style-name="Table1.C11" office:value-type="string">
            <text:p text:style-name="P15">80</text:p>
          </table:table-cell>
          <table:table-cell table:style-name="Table1.C11" office:value-type="string">
            <text:p text:style-name="P15">95</text:p>
          </table:table-cell>
          <table:table-cell table:style-name="Table1.D11" table:formula="ooow:&lt;C11&gt;*&lt;B11&gt;" office:value-type="float" office:value="7600">
            <text:p text:style-name="P14">7600</text:p>
          </table:table-cell>
          <table:table-cell table:style-name="Table1.E11" table:formula="ooow:&lt;B11&gt;*&lt;B11&gt;" office:value-type="float" office:value="6400">
            <text:p text:style-name="P14">6400</text:p>
          </table:table-cell>
          <table:table-cell table:style-name="Table1.F11" table:formula="ooow:&lt;C11&gt;*&lt;C11&gt;" office:value-type="float" office:value="9025">
            <text:p text:style-name="P17">9025</text:p>
          </table:table-cell>
        </table:table-row>
        <table:table-row table:style-name="Table1.1">
          <table:table-cell table:style-name="Table1.A12" office:value-type="string">
            <text:p text:style-name="P15"><draw:frame draw:style-name="fr1" draw:name="Object4" text:anchor-type="as-char" svg:y="-0.1181in" svg:width="0.1835in" svg:height="0.1256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12" table:formula="ooow:&lt;B2:B11&gt;" office:value-type="float" office:value="773">
            <text:p text:style-name="P16">773</text:p>
          </table:table-cell>
          <table:table-cell table:style-name="Table1.C12" table:formula="ooow:&lt;C2:C11&gt;" office:value-type="float" office:value="803">
            <text:p text:style-name="P16">803</text:p>
          </table:table-cell>
          <table:table-cell table:style-name="Table1.D12" table:formula="ooow:sum&lt;D2:D11&gt;" office:value-type="float" office:value="62484">
            <text:p text:style-name="P17">62484</text:p>
          </table:table-cell>
          <table:table-cell table:style-name="Table1.E12" table:formula="ooow:sum(&lt;E2:E11&gt;)" office:value-type="float" office:value="60345">
            <text:p text:style-name="P18">60345</text:p>
          </table:table-cell>
          <table:table-cell table:style-name="Table1.F12" table:formula="ooow:&lt;F2:F11&gt;" office:value-type="float" office:value="65073">
            <text:p text:style-name="P16">65073</text:p>
          </table:table-cell>
        </table:table-row>
      </table:table>
      <text:list xml:id="list162018028925159" text:continue-numbering="true" text:style-name="L1">
        <text:list-header>
          <text:p text:style-name="P8"><text:span text:style-name="T1"><text:line-break/></text:span><text:span text:style-name="T5">Solution</text:span><text:span text:style-name="T7">:</text:span><text:span text:style-name="T1"><text:line-break/><text:line-break/></text:span><text:span text:style-name="T1"><draw:frame draw:style-name="fr1" draw:name="Object5" text:anchor-type="as-char" svg:y="-0.1484in" svg:width="0.4728in" svg:height="0.1839in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line-break/></text:span><text:span text:style-name="T1"><draw:frame draw:style-name="fr1" draw:name="Object6" text:anchor-type="as-char" svg:y="-0.2598in" svg:width="2.6819in" svg:height="0.4602in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line-break/></text:span><text:span text:style-name="T1"><draw:frame draw:style-name="fr1" draw:name="Object7" text:anchor-type="as-char" svg:y="-0.2598in" svg:width="3.2102in" svg:height="0.4602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line-break/></text:span><text:span text:style-name="T9"><draw:frame draw:style-name="fr1" draw:name="Object14" text:anchor-type="as-char" svg:y="-0.2598in" svg:width="2.9398in" svg:height="0.428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9"><text:line-break/></text:span><text:span text:style-name="T9"><draw:frame draw:style-name="fr1" draw:name="Object15" text:anchor-type="as-char" svg:y="-0.2598in" svg:width="1.698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line-break/></text:span><text:span text:style-name="T1"><draw:frame draw:style-name="fr1" draw:name="Object9" text:anchor-type="as-char" svg:y="-0.2437in" svg:width="0.6634in" svg:height="0.3929in" draw:z-index="13"><draw:object xlink:href="./Object 9" xlink:type="simple" xlink:show="embed" xlink:actuate="onLoad"/><draw:image xlink:href="./ObjectReplacements/Object 9" xlink:type="simple" xlink:show="embed" xlink:actuate="onLoad"/></draw:frame></text:span></text:p>
          <text:p text:style-name="P8"><text:span text:style-name="T1"><draw:frame draw:style-name="fr1" draw:name="Object16" text:anchor-type="as-char" svg:y="-0.1484in" svg:width="0.5063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<text:line-break/><text:line-break/></text:span><text:span text:style-name="T4">Interpretation</text:span><text:span text:style-name="T10">:<text:line-break/><text:line-break/></text:span><text:span text:style-name="T11">The value of r = +0.7 which indicates that there is a moderately positive correlation between their score in statistics and in biology.</text:span><text:span text:style-name="T1"><text:line-break/></text:span></text:p>
        </text:list-header>
      </text:list>
      <text:p text:style-name="P7"/>
      <text:list xml:id="list162017107825742" text:continue-numbering="true" text:style-name="L1">
        <text:list-item>
          <text:p text:style-name="P12"><text:span text:style-name="T10">The table below shows the time in hours spent by 6 students in playing video games a day before the test and the scores they got on the test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B" table:number-columns-repeated="2"/>
        <table:table-row table:style-name="TableLine1642909951920">
          <table:table-cell table:style-name="Table2.A1" office:value-type="string">
            <text:p text:style-name="P20">Student</text:p>
          </table:table-cell>
          <table:table-cell table:style-name="Table2.A1" office:value-type="string">
            <text:p text:style-name="P20">Time (hours)</text:p>
          </table:table-cell>
          <table:table-cell table:style-name="Table2.A1" office:value-type="string">
            <text:p text:style-name="P20">Score</text:p>
          </table:table-cell>
          <table:table-cell table:style-name="Table2.A1" office:value-type="string">
            <text:p text:style-name="P20"><draw:frame draw:style-name="fr1" draw:name="Object8" text:anchor-type="as-char" svg:y="-0.1484in" svg:width="0.2453in" svg:height="0.1839in" draw:z-index="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2.A1" office:value-type="string">
            <text:p text:style-name="P20"><draw:frame draw:style-name="fr1" draw:name="Object10" text:anchor-type="as-char" svg:y="-0.172in" svg:width="0.2201in" svg:height="0.2075in" draw:z-index="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2.F1" office:value-type="string">
            <text:p text:style-name="P20"><draw:frame draw:style-name="fr1" draw:name="Object11" text:anchor-type="as-char" svg:y="-0.172in" svg:width="0.2339in" svg:height="0.2075in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Line1642909951920"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65</text:p>
          </table:table-cell>
          <table:table-cell table:style-name="Table2.D2" table:formula="ooow:&lt;B2&gt;*&lt;C2&gt;" office:value-type="float" office:value="130">
            <text:p text:style-name="P19">130</text:p>
          </table:table-cell>
          <table:table-cell table:style-name="Table2.D2" table:formula="ooow:&lt;B2&gt;*&lt;B2&gt;" office:value-type="float" office:value="4">
            <text:p text:style-name="P19">4</text:p>
          </table:table-cell>
          <table:table-cell table:style-name="Table2.F2" table:formula="ooow:&lt;C2&gt;*&lt;C2&gt;" office:value-type="float" office:value="4225">
            <text:p text:style-name="P19">4225</text:p>
          </table:table-cell>
        </table:table-row>
        <table:table-row table:style-name="TableLine1642909951920"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80</text:p>
          </table:table-cell>
          <table:table-cell table:style-name="Table2.D2" table:formula="ooow:&lt;B3&gt;*&lt;C3&gt;" office:value-type="float" office:value="80">
            <text:p text:style-name="P19">80</text:p>
          </table:table-cell>
          <table:table-cell table:style-name="Table2.D2" table:formula="ooow:&lt;B3&gt;*&lt;B3&gt;" office:value-type="float" office:value="1">
            <text:p text:style-name="P19">1</text:p>
          </table:table-cell>
          <table:table-cell table:style-name="Table2.F2" table:formula="ooow:&lt;C3&gt;*&lt;C3&gt;" office:value-type="float" office:value="6400">
            <text:p text:style-name="P19">6400</text:p>
          </table:table-cell>
        </table:table-row>
        <table:table-row table:style-name="TableLine1642909951920"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1.5</text:p>
          </table:table-cell>
          <table:table-cell table:style-name="Table2.A2" office:value-type="string">
            <text:p text:style-name="P20">75</text:p>
          </table:table-cell>
          <table:table-cell table:style-name="Table2.D2" table:formula="ooow:&lt;B4&gt;*&lt;C4&gt;" office:value-type="float" office:value="112.5">
            <text:p text:style-name="P19">112.5</text:p>
          </table:table-cell>
          <table:table-cell table:style-name="Table2.D2" table:formula="ooow:&lt;B4&gt;*&lt;B4&gt;" office:value-type="float" office:value="2.25">
            <text:p text:style-name="P19">2.25</text:p>
          </table:table-cell>
          <table:table-cell table:style-name="Table2.F2" table:formula="ooow:&lt;C4&gt;*&lt;C4&gt;" office:value-type="float" office:value="5625">
            <text:p text:style-name="P19">5625</text:p>
          </table:table-cell>
        </table:table-row>
        <table:table-row table:style-name="TableLine1642909951920"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0">0.5</text:p>
          </table:table-cell>
          <table:table-cell table:style-name="Table2.A2" office:value-type="string">
            <text:p text:style-name="P20">84</text:p>
          </table:table-cell>
          <table:table-cell table:style-name="Table2.D2" table:formula="ooow:&lt;B5&gt;*&lt;C5&gt;" office:value-type="float" office:value="42">
            <text:p text:style-name="P19">42</text:p>
          </table:table-cell>
          <table:table-cell table:style-name="Table2.D2" table:formula="ooow:&lt;B5&gt;*&lt;B5&gt;" office:value-type="float" office:value="0.25">
            <text:p text:style-name="P19">0.25</text:p>
          </table:table-cell>
          <table:table-cell table:style-name="Table2.F2" table:formula="ooow:&lt;C5&gt;*&lt;C5&gt;" office:value-type="float" office:value="7056">
            <text:p text:style-name="P19">7056</text:p>
          </table:table-cell>
        </table:table-row>
        <table:table-row table:style-name="TableLine1642909951920"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60</text:p>
          </table:table-cell>
          <table:table-cell table:style-name="Table2.D2" table:formula="ooow:&lt;B6&gt;*&lt;C6&gt;" office:value-type="float" office:value="180">
            <text:p text:style-name="P19">180</text:p>
          </table:table-cell>
          <table:table-cell table:style-name="Table2.D2" table:formula="ooow:&lt;B6&gt;*&lt;B6&gt;" office:value-type="float" office:value="9">
            <text:p text:style-name="P19">9</text:p>
          </table:table-cell>
          <table:table-cell table:style-name="Table2.F2" table:formula="ooow:&lt;C6&gt;*&lt;C6&gt;" office:value-type="float" office:value="3600">
            <text:p text:style-name="P19">3600</text:p>
          </table:table-cell>
        </table:table-row>
        <table:table-row table:style-name="TableLine1642909951920"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2.5</text:p>
          </table:table-cell>
          <table:table-cell table:style-name="Table2.A2" office:value-type="string">
            <text:p text:style-name="P20">72</text:p>
          </table:table-cell>
          <table:table-cell table:style-name="Table2.D2" table:formula="ooow:&lt;B7&gt;*&lt;C7&gt;" office:value-type="float" office:value="180">
            <text:p text:style-name="P19">180</text:p>
          </table:table-cell>
          <table:table-cell table:style-name="Table2.D2" table:formula="ooow:&lt;B7&gt;*&lt;B7&gt;" office:value-type="float" office:value="6.25">
            <text:p text:style-name="P19">6.25</text:p>
          </table:table-cell>
          <table:table-cell table:style-name="Table2.F2" table:formula="ooow:&lt;C7&gt;*&lt;C7&gt;" office:value-type="float" office:value="5184">
            <text:p text:style-name="P19">5184</text:p>
          </table:table-cell>
        </table:table-row>
        <table:table-row table:style-name="TableLine1642909951920">
          <table:table-cell table:style-name="Table2.A8" office:value-type="string">
            <text:p text:style-name="P16"><draw:frame draw:style-name="fr1" draw:name="Object12" text:anchor-type="as-char" svg:y="-0.1181in" svg:width="0.1835in" svg:height="0.1256in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B8" table:formula="ooow:&lt;B2:B7&gt;" office:value-type="float" office:value="10.5">
            <text:p text:style-name="P16">10.5</text:p>
          </table:table-cell>
          <table:table-cell table:style-name="Table2.C8" table:formula="ooow:&lt;C2:C7&gt;" office:value-type="float" office:value="436">
            <text:p text:style-name="P16">436</text:p>
          </table:table-cell>
          <table:table-cell table:style-name="Table2.D8" table:formula="ooow:&lt;D2:D7&gt;" office:value-type="float" office:value="724.5">
            <text:p text:style-name="P16">724.5</text:p>
          </table:table-cell>
          <table:table-cell table:style-name="Table2.E8" table:formula="ooow:&lt;E2:E7&gt;" office:value-type="float" office:value="22.75">
            <text:p text:style-name="P16">22.75</text:p>
          </table:table-cell>
          <table:table-cell table:style-name="Table2.F8" table:formula="ooow:&lt;F2:F7&gt;" office:value-type="float" office:value="32090">
            <text:p text:style-name="P16">32090</text:p>
          </table:table-cell>
        </table:table-row>
      </table:table>
      <text:list xml:id="list162016616236049" text:continue-numbering="true" text:style-name="L1">
        <text:list-header>
          <text:p text:style-name="P6"><text:line-break/><text:span text:style-name="T4">Solution</text:span><text:span text:style-name="T10">:<text:line-break/><text:line-break/></text:span><text:span text:style-name="T10"><draw:frame draw:style-name="fr1" draw:name="Object13" text:anchor-type="as-char" svg:y="-0.1484in" svg:width="0.3925in" svg:height="0.1839in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text:line-break/></text:span><draw:frame draw:style-name="fr1" draw:name="Object24" text:anchor-type="as-char" svg:y="-0.2598in" svg:width="2.6819in" svg:height="0.460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draw:frame draw:style-name="fr1" draw:name="Object25" text:anchor-type="as-char" svg:y="-0.2598in" svg:width="3.052in" svg:height="0.4602in" draw:z-index="24"><draw:object xlink:href="./Object 25" xlink:type="simple" xlink:show="embed" xlink:actuate="onLoad"/><draw:image xlink:href="./ObjectReplacements/Object 25" xlink:type="simple" xlink:show="embed" xlink:actuate="onLoad"/></draw:frame><text:line-break/><draw:frame draw:style-name="fr1" draw:name="Object26" text:anchor-type="as-char" svg:y="-0.2437in" svg:width="2.7689in" svg:height="0.4126in" draw:z-index="25"><draw:object xlink:href="./Object 26" xlink:type="simple" xlink:show="embed" xlink:actuate="onLoad"/><draw:image xlink:href="./ObjectReplacements/Object 26" xlink:type="simple" xlink:show="embed" xlink:actuate="onLoad"/></draw:frame><text:line-break/><draw:frame draw:style-name="fr1" draw:name="Object27" text:anchor-type="as-char" svg:y="-0.2437in" svg:width="1.3756in" svg:height="0.4126in" draw:z-index="26"><draw:object xlink:href="./Object 27" xlink:type="simple" xlink:show="embed" xlink:actuate="onLoad"/><draw:image xlink:href="./ObjectReplacements/Object 27" xlink:type="simple" xlink:show="embed" xlink:actuate="onLoad"/></draw:frame><text:line-break/><draw:frame draw:style-name="fr1" draw:name="Object28" text:anchor-type="as-char" svg:y="-0.2437in" svg:width="0.8457in" svg:height="0.4075in" draw:z-index="27"><draw:object xlink:href="./Object 28" xlink:type="simple" xlink:show="embed" xlink:actuate="onLoad"/><draw:image xlink:href="./ObjectReplacements/Object 28" xlink:type="simple" xlink:show="embed" xlink:actuate="onLoad"/></draw:frame><text:line-break/><draw:frame draw:style-name="fr1" draw:name="Object29" text:anchor-type="as-char" svg:y="-0.2437in" svg:width="0.7854in" svg:height="0.3929in" draw:z-index="28"><draw:object xlink:href="./Object 29" xlink:type="simple" xlink:show="embed" xlink:actuate="onLoad"/><draw:image xlink:href="./ObjectReplacements/Object 29" xlink:type="simple" xlink:show="embed" xlink:actuate="onLoad"/></draw:frame><text:line-break/><draw:frame draw:style-name="fr1" draw:name="Object30" text:anchor-type="as-char" svg:y="-0.1484in" svg:width="0.711in" svg:height="0.1839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6">Interpretation</text:span><text:span text:style-name="T11">:<text:line-break/><text:line-break/></text:span><text:span text:style-name="T12">The value of r = -0.91 which indicates that there is a strong negative correlation between the time spent playing video games and the score.</text:span><text:line-break/><text:line-break/><text:line-break/><text:line-break/><text:line-break/></text:p>
        </text:list-header>
      </text:list>
      <text:p text:style-name="P10"/>
      <text:list xml:id="list162018489886484" text:continue-numbering="true" text:style-name="L1">
        <text:list-item>
          <text:p text:style-name="P13">Shown on the table below are bi variate data. Solve for the Pearson Product Moment Correlation Coefficient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Line16428971986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2"><draw:frame draw:style-name="fr1" draw:name="Object18" text:anchor-type="as-char" svg:y="-0.1484in" svg:width="0.1701in" svg:height="0.1839in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3.A1" office:value-type="string">
            <text:p text:style-name="P22"><draw:frame draw:style-name="fr1" draw:name="Object17" text:anchor-type="as-char" svg:y="-0.1484in" svg:width="0.1835in" svg:height="0.1839in" draw:z-index="1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3.A1" office:value-type="string">
            <text:p text:style-name="P22"><draw:frame draw:style-name="fr1" draw:name="Object21" text:anchor-type="as-char" svg:y="-0.1484in" svg:width="0.2453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3.A1" office:value-type="string">
            <text:p text:style-name="P22"><draw:frame draw:style-name="fr1" draw:name="Object20" text:anchor-type="as-char" svg:y="-0.172in" svg:width="0.2201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3.F1" office:value-type="string">
            <text:p text:style-name="P22"><draw:frame draw:style-name="fr1" draw:name="Object19" text:anchor-type="as-char" svg:y="-0.172in" svg:width="0.2339in" svg:height="0.2075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 table:style-name="TableLine1642897198672"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22">10</text:p>
          </table:table-cell>
          <table:table-cell table:style-name="Table3.D2" table:formula="ooow:&lt;B2&gt;*&lt;C2&gt;" office:value-type="float" office:value="40">
            <text:p text:style-name="P21">40</text:p>
          </table:table-cell>
          <table:table-cell table:style-name="Table3.D2" table:formula="ooow:&lt;B2&gt;*&lt;B2&gt;" office:value-type="float" office:value="16">
            <text:p text:style-name="P21">16</text:p>
          </table:table-cell>
          <table:table-cell table:style-name="Table3.F2" office:value-type="string">
            <text:p text:style-name="P22">100</text:p>
          </table:table-cell>
        </table:table-row>
        <table:table-row table:style-name="TableLine1642897198672"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5</text:p>
          </table:table-cell>
          <table:table-cell table:style-name="Table3.D2" table:formula="ooow:&lt;B3&gt;*&lt;C3&gt;" office:value-type="float" office:value="10">
            <text:p text:style-name="P21">10</text:p>
          </table:table-cell>
          <table:table-cell table:style-name="Table3.A2" office:value-type="string">
            <text:p text:style-name="P22">4</text:p>
          </table:table-cell>
          <table:table-cell table:style-name="Table3.F3" office:value-type="string">
            <text:p text:style-name="P22">25</text:p>
          </table:table-cell>
        </table:table-row>
        <table:table-row table:style-name="TableLine1642897198672"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8</text:p>
          </table:table-cell>
          <table:table-cell table:style-name="Table3.A2" office:value-type="string">
            <text:p text:style-name="P22">25</text:p>
          </table:table-cell>
          <table:table-cell table:style-name="Table3.D2" table:formula="ooow:&lt;B4&gt;*&lt;C4&gt;" office:value-type="float" office:value="200">
            <text:p text:style-name="P23">200</text:p>
          </table:table-cell>
          <table:table-cell table:style-name="Table3.A2" office:value-type="string">
            <text:p text:style-name="P22">64</text:p>
          </table:table-cell>
          <table:table-cell table:style-name="Table3.F4" office:value-type="string">
            <text:p text:style-name="P22">625</text:p>
          </table:table-cell>
        </table:table-row>
        <table:table-row table:style-name="TableLine1642897198672"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22">10</text:p>
          </table:table-cell>
          <table:table-cell table:style-name="Table3.A2" office:value-type="string">
            <text:p text:style-name="P22">10</text:p>
          </table:table-cell>
          <table:table-cell table:style-name="Table3.D2" table:formula="ooow:&lt;B5&gt;*&lt;C5&gt;" office:value-type="float" office:value="100">
            <text:p text:style-name="P21">100</text:p>
          </table:table-cell>
          <table:table-cell table:style-name="Table3.A2" office:value-type="string">
            <text:p text:style-name="P22">100</text:p>
          </table:table-cell>
          <table:table-cell table:style-name="Table3.F5" office:value-type="string">
            <text:p text:style-name="P22">100</text:p>
          </table:table-cell>
        </table:table-row>
        <table:table-row table:style-name="TableLine1642897198672">
          <table:table-cell table:style-name="Table3.A2" office:value-type="string">
            <text:p text:style-name="P22">5</text:p>
          </table:table-cell>
          <table:table-cell table:style-name="Table3.A2" office:value-type="string">
            <text:p text:style-name="P22">12</text:p>
          </table:table-cell>
          <table:table-cell table:style-name="Table3.A2" office:value-type="string">
            <text:p text:style-name="P22">15</text:p>
          </table:table-cell>
          <table:table-cell table:style-name="Table3.D2" table:formula="ooow:&lt;B6&gt;*&lt;C6&gt;" office:value-type="float" office:value="180">
            <text:p text:style-name="P21">180</text:p>
          </table:table-cell>
          <table:table-cell table:style-name="Table3.A2" office:value-type="string">
            <text:p text:style-name="P22">144</text:p>
          </table:table-cell>
          <table:table-cell table:style-name="Table3.F6" office:value-type="string">
            <text:p text:style-name="P22">225</text:p>
          </table:table-cell>
        </table:table-row>
        <table:table-row table:style-name="TableLine1642897198672"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2">14</text:p>
          </table:table-cell>
          <table:table-cell table:style-name="Table3.A2" office:value-type="string">
            <text:p text:style-name="P22">20</text:p>
          </table:table-cell>
          <table:table-cell table:style-name="Table3.D2" table:formula="ooow:&lt;B7&gt;*&lt;C7&gt;" office:value-type="float" office:value="280">
            <text:p text:style-name="P21">280</text:p>
          </table:table-cell>
          <table:table-cell table:style-name="Table3.D2" table:formula="ooow:&lt;B7&gt;*&lt;B7&gt;" office:value-type="float" office:value="196">
            <text:p text:style-name="P21">196</text:p>
          </table:table-cell>
          <table:table-cell table:style-name="Table3.F7" office:value-type="string">
            <text:p text:style-name="P22">400</text:p>
          </table:table-cell>
        </table:table-row>
        <table:table-row table:style-name="TableLine1642897198672"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2">5</text:p>
          </table:table-cell>
          <table:table-cell table:style-name="Table3.D2" table:formula="ooow:&lt;B8&gt;*&lt;C8&gt;" office:value-type="float" office:value="30">
            <text:p text:style-name="P21">30</text:p>
          </table:table-cell>
          <table:table-cell table:style-name="Table3.A2" office:value-type="string">
            <text:p text:style-name="P22">36</text:p>
          </table:table-cell>
          <table:table-cell table:style-name="Table3.F8" office:value-type="string">
            <text:p text:style-name="P22">25</text:p>
          </table:table-cell>
        </table:table-row>
        <table:table-row table:style-name="TableLine1642897198672">
          <table:table-cell table:style-name="Table3.A2" office:value-type="string">
            <text:p text:style-name="P22">8</text:p>
          </table:table-cell>
          <table:table-cell table:style-name="Table3.A2" office:value-type="string">
            <text:p text:style-name="P22">16</text:p>
          </table:table-cell>
          <table:table-cell table:style-name="Table3.A2" office:value-type="string">
            <text:p text:style-name="P22">10</text:p>
          </table:table-cell>
          <table:table-cell table:style-name="Table3.D2" table:formula="ooow:&lt;B9&gt;*&lt;C9&gt;" office:value-type="float" office:value="160">
            <text:p text:style-name="P21">160</text:p>
          </table:table-cell>
          <table:table-cell table:style-name="Table3.D2" table:formula="ooow:&lt;B9&gt;*&lt;B9&gt;" office:value-type="float" office:value="256">
            <text:p text:style-name="P21">256</text:p>
          </table:table-cell>
          <table:table-cell table:style-name="Table3.F9" office:value-type="string">
            <text:p text:style-name="P22">100</text:p>
          </table:table-cell>
        </table:table-row>
        <table:table-row table:style-name="TableLine1642897198672">
          <table:table-cell table:style-name="Table3.A2" office:value-type="string">
            <text:p text:style-name="P22"><draw:frame draw:style-name="fr1" draw:name="Object22" text:anchor-type="as-char" svg:y="-0.1181in" svg:width="0.1835in" svg:height="0.1256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3.D2" table:formula="ooow:&lt;B2:B9&gt;" office:value-type="float" office:value="72">
            <text:p text:style-name="P16">72</text:p>
          </table:table-cell>
          <table:table-cell table:style-name="Table3.D2" table:formula="ooow:&lt;C2:C9&gt;" office:value-type="float" office:value="100">
            <text:p text:style-name="P16">100</text:p>
          </table:table-cell>
          <table:table-cell table:style-name="Table3.D2" table:formula="ooow:&lt;D2:D9&gt;" office:value-type="float" office:value="1000">
            <text:p text:style-name="P16">1000</text:p>
          </table:table-cell>
          <table:table-cell table:style-name="Table3.D2" table:formula="ooow:&lt;E2:E9&gt;" office:value-type="float" office:value="816">
            <text:p text:style-name="P16">816</text:p>
          </table:table-cell>
          <table:table-cell table:style-name="Table3.F10" table:formula="ooow:&lt;F2:F9&gt;" office:value-type="float" office:value="1600">
            <text:p text:style-name="P16">1600</text:p>
          </table:table-cell>
        </table:table-row>
      </table:table>
      <text:list xml:id="list162016916924787" text:continue-numbering="true" text:style-name="L1">
        <text:list-header>
          <text:p text:style-name="P9"><text:span text:style-name="T11"><text:line-break/>Solution:<text:line-break/></text:span><text:span text:style-name="T11"><draw:frame draw:style-name="fr1" draw:name="Object23" text:anchor-type="as-char" svg:y="-0.1484in" svg:width="0.3917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1"><text:line-break/></text:span><text:span text:style-name="T1"><draw:frame draw:style-name="fr1" draw:name="Object31" text:anchor-type="as-char" svg:y="-0.2598in" svg:width="2.6819in" svg:height="0.460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"><text:line-break/></text:span><text:span text:style-name="T1"><draw:frame draw:style-name="fr1" draw:name="Object32" text:anchor-type="as-char" svg:y="-0.2598in" svg:width="2.7126in" svg:height="0.4602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"><text:line-break/></text:span><text:span text:style-name="T9"><draw:frame draw:style-name="fr1" draw:name="Object33" text:anchor-type="as-char" svg:y="-0.2437in" svg:width="2.4465in" svg:height="0.4126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"><text:line-break/></text:span><text:span text:style-name="T9"><draw:frame draw:style-name="fr1" draw:name="Object34" text:anchor-type="as-char" svg:y="-0.2437in" svg:width="1.3335in" svg:height="0.4126in" draw:z-index="35"><draw:object xlink:href="./Object 34" xlink:type="simple" xlink:show="embed" xlink:actuate="onLoad"/><draw:image xlink:href="./ObjectReplacements/Object 34" xlink:type="simple" xlink:show="embed" xlink:actuate="onLoad"/></draw:frame></text:span><text:span text:style-name="T1"><text:line-break/></text:span><text:span text:style-name="T1"><draw:frame draw:style-name="fr1" draw:name="Object35" text:anchor-type="as-char" svg:y="-0.2437in" svg:width="1.011in" svg:height="0.4075in" draw:z-index="33"><draw:object xlink:href="./Object 35" xlink:type="simple" xlink:show="embed" xlink:actuate="onLoad"/><draw:image xlink:href="./ObjectReplacements/Object 35" xlink:type="simple" xlink:show="embed" xlink:actuate="onLoad"/></draw:frame></text:span><text:span text:style-name="T1"><text:line-break/></text:span><text:span text:style-name="T1"><draw:frame draw:style-name="fr1" draw:name="Object36" text:anchor-type="as-char" svg:y="-0.2437in" svg:width="0.7846in" svg:height="0.3929in" draw:z-index="34"><draw:object xlink:href="./Object 36" xlink:type="simple" xlink:show="embed" xlink:actuate="onLoad"/><draw:image xlink:href="./ObjectReplacements/Object 36" xlink:type="simple" xlink:show="embed" xlink:actuate="onLoad"/></draw:frame></text:span></text:p>
          <text:p text:style-name="P9"><text:span text:style-name="T11"><draw:frame draw:style-name="fr1" draw:name="Object37" text:anchor-type="as-char" svg:y="-0.1484in" svg:width="0.5854in" svg:height="0.1839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1"><text:line-break/></text:span></text:p>
          <text:p text:style-name="P11">Interpretation:<text:line-break/><text:line-break/>The value of r = <text:span text:style-name="T13">+0.41</text:span> which indicates that there is <text:span text:style-name="T13">weakly positive correlation between x and y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14:47:25.139000000</meta:creation-date>
    <dc:title>BAG</dc:title>
    <meta:editing-duration>PT3M27S</meta:editing-duration>
    <meta:editing-cycles>2</meta:editing-cycles>
    <meta:generator>LibreOffice/7.1.2.2$Windows_X86_64 LibreOffice_project/8a45595d069ef5570103caea1b71cc9d82b2aae4</meta:generator>
    <dc:date>2021-04-07T16:20:15.986000000</dc:date>
    <meta:document-statistic meta:table-count="3" meta:image-count="0" meta:object-count="37" meta:page-count="3" meta:paragraph-count="192" meta:word-count="330" meta:character-count="1484" meta:non-whitespace-character-count="1295"/>
    <meta:template xlink:type="simple" xlink:actuate="onRequest" xlink:title="BAG" xlink:href="../../../../../../../AppData/Roaming/LibreOffice/4/user/template/BAG.ott" meta:date="2021-04-07T14:47:24.668000000"/>
  </office:meta>
</office:document-meta>
</file>

<file path=Object 1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0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1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2/content.xml><?xml version="1.0" encoding="utf-8"?>
<math xmlns="http://www.w3.org/1998/Math/MathML" display="block">
  <semantics>
    <mi mathvariant="normal">Σ</mi>
    <annotation encoding="StarMath 5.0">%SIGMA

</annotation>
  </semantics>
</math>
</file>

<file path=Object 13/content.xml><?xml version="1.0" encoding="utf-8"?>
<math xmlns="http://www.w3.org/1998/Math/MathML" display="block">
  <semantics>
    <mrow>
      <mi>n</mi>
      <mo stretchy="false">=</mo>
      <mn>6</mn>
    </mrow>
    <annotation encoding="StarMath 5.0">n=6</annotation>
  </semantics>
</math>
</file>

<file path=Object 14/content.xml><?xml version="1.0" encoding="utf-8"?>
<math xmlns="http://www.w3.org/1998/Math/MathML" display="block">
  <semantics>
    <mrow>
      <mi>r</mi>
      <mo stretchy="false">=</mo>
      <mfrac>
        <mrow>
          <mrow>
            <mo fence="true" form="prefix" stretchy="false">(</mo>
            <mrow>
              <mn>624840</mn>
            </mrow>
            <mo fence="true" form="postfix" stretchy="false">)</mo>
          </mrow>
          <mi>–</mi>
          <mrow>
            <mo fence="true" form="prefix" stretchy="false">(</mo>
            <mrow>
              <mn>620719</mn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n>603450</mn>
                  <mi>–</mi>
                  <mn>597529</mn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n>650730</mn>
                  <mo stretchy="false">−</mo>
                  <mn>644809</mn>
                </mrow>
              </mrow>
              <mo fence="true" form="postfix" stretchy="false">]</mo>
            </mrow>
          </mrow>
        </msqrt>
      </mfrac>
    </mrow>
    <annotation encoding="StarMath 5.0">r={(624840) – (620719)}over{sqrt{[603450 – 597529][650730 - 644809]}}</annotation>
  </semantics>
</math>
</file>

<file path=Object 15/content.xml><?xml version="1.0" encoding="utf-8"?>
<math xmlns="http://www.w3.org/1998/Math/MathML" display="block">
  <semantics>
    <mrow>
      <mi>r</mi>
      <mo stretchy="false">=</mo>
      <mfrac>
        <mrow>
          <mrow>
            <mo fence="true" form="prefix" stretchy="false">(</mo>
            <mrow>
              <mn>624840</mn>
            </mrow>
            <mo fence="true" form="postfix" stretchy="false">)</mo>
          </mrow>
          <mo stretchy="false">−</mo>
          <mrow>
            <mo fence="true" form="prefix" stretchy="false">(</mo>
            <mrow>
              <mn>620719</mn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n>5921</mn>
              </mrow>
              <mo fence="true" form="postfix" stretchy="false">]</mo>
            </mrow>
            <mrow>
              <mo fence="true" form="prefix" stretchy="false">[</mo>
              <mrow>
                <mn>5921</mn>
              </mrow>
              <mo fence="true" form="postfix" stretchy="false">]</mo>
            </mrow>
          </mrow>
        </msqrt>
      </mfrac>
    </mrow>
    <annotation encoding="StarMath 5.0">r={(624840) - (620719)}over{sqrt{[5921][5921]}}</annotation>
  </semantics>
</math>
</file>

<file path=Object 16/content.xml><?xml version="1.0" encoding="utf-8"?>
<math xmlns="http://www.w3.org/1998/Math/MathML" display="block">
  <semantics>
    <mrow>
      <mi>r</mi>
      <mo stretchy="false">=</mo>
      <mn>0.7</mn>
    </mrow>
    <annotation encoding="StarMath 5.0">r=0.7</annotation>
  </semantics>
</math>
</file>

<file path=Object 17/content.xml><?xml version="1.0" encoding="utf-8"?>
<math xmlns="http://www.w3.org/1998/Math/MathML" display="block">
  <semantics>
    <mi>y</mi>
    <annotation encoding="StarMath 5.0">y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2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20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21/content.xml><?xml version="1.0" encoding="utf-8"?>
<math xmlns="http://www.w3.org/1998/Math/MathML" display="block">
  <semantics>
    <mi mathvariant="italic">xy</mi>
    <annotation encoding="StarMath 5.0">xy</annotation>
  </semantics>
</math>
</file>

<file path=Object 22/content.xml><?xml version="1.0" encoding="utf-8"?>
<math xmlns="http://www.w3.org/1998/Math/MathML" display="block">
  <semantics>
    <mi mathvariant="normal">Σ</mi>
    <annotation encoding="StarMath 5.0">%SIGMA

</annotation>
  </semantics>
</math>
</file>

<file path=Object 23/content.xml><?xml version="1.0" encoding="utf-8"?>
<math xmlns="http://www.w3.org/1998/Math/MathML" display="block">
  <semantics>
    <mrow>
      <mi>n</mi>
      <mo stretchy="false">=</mo>
      <mn>8</mn>
    </mrow>
    <annotation encoding="StarMath 5.0">n=8</annotation>
  </semantics>
</math>
</file>

<file path=Object 24/content.xml><?xml version="1.0" encoding="utf-8"?>
<math xmlns="http://www.w3.org/1998/Math/MathML" display="block">
  <semantics>
    <mrow>
      <mi>r</mi>
      <mo stretchy="false">=</mo>
      <mfrac>
        <mrow>
          <mi>n</mi>
          <mrow>
            <mrow>
              <mo fence="true" form="prefix" stretchy="false">(</mo>
              <mrow>
                <mrow>
                  <mi mathvariant="normal">Σ</mi>
                  <mi mathvariant="italic">xy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i mathvariant="normal">Σ</mi>
                  <mi>x</mi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 mathvariant="normal">Σ</mi>
                <mi>y</mi>
              </mrow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i>n</mi>
                  <mrow>
                    <mrow>
                      <mo fence="true" form="prefix" stretchy="false">(</mo>
                      <mrow>
                        <mrow>
                          <mi mathvariant="normal">Σ</mi>
                          <msup>
                            <mi>x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 mathvariant="normal">Σ</mi>
                            <mi>x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n</mi>
                  <mrow>
                    <mrow>
                      <mo fence="true" form="prefix" stretchy="false">(</mo>
                      <mrow>
                        <mrow>
                          <mi mathvariant="normal">Σ</mi>
                          <msup>
                            <mi>y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 mathvariant="normal">Σ</mi>
                            <mi>y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</mrow>
        </msqrt>
      </mfrac>
    </mrow>
    <annotation encoding="StarMath 5.0">r={n(%SIGMA xy)-(%SIGMA x)(%SIGMA y)}over{sqrt{[n(%SIGMA x^2)-(%SIGMA x)^2][n(%SIGMA y^2) - (%SIGMA y)^2]}}</annotation>
  </semantics>
</math>
</file>

<file path=Object 25/content.xml><?xml version="1.0" encoding="utf-8"?>
<math xmlns="http://www.w3.org/1998/Math/MathML" display="block">
  <semantics>
    <mrow>
      <mi>r</mi>
      <mo stretchy="false">=</mo>
      <mfrac>
        <mrow>
          <mn>6</mn>
          <mrow>
            <mrow>
              <mo fence="true" form="prefix" stretchy="false">(</mo>
              <mrow>
                <mn>724.5</mn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n>10.5</mn>
              </mrow>
              <mo fence="true" form="postfix" stretchy="false">)</mo>
            </mrow>
          </mrow>
          <mrow>
            <mo fence="true" form="prefix" stretchy="false">(</mo>
            <mrow>
              <mn>436</mn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n>6</mn>
                  <mrow>
                    <mrow>
                      <mo fence="true" form="prefix" stretchy="false">(</mo>
                      <mrow>
                        <mn>22.75</mn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n>10.5</mn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n>6</mn>
                  <mrow>
                    <mrow>
                      <mo fence="true" form="prefix" stretchy="false">(</mo>
                      <mrow>
                        <mn>32090</mn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n>436</mn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</mrow>
        </msqrt>
      </mfrac>
    </mrow>
    <annotation encoding="StarMath 5.0">r={6(724.5)-(10.5)(436)}over{sqrt{[6(22.75)-(10.5)^2][6(32090)-(436)^2]}}</annotation>
  </semantics>
</math>
</file>

<file path=Object 26/content.xml><?xml version="1.0" encoding="utf-8"?>
<math xmlns="http://www.w3.org/1998/Math/MathML" display="block">
  <semantics>
    <mrow>
      <mi>r</mi>
      <mo stretchy="false">=</mo>
      <mfrac>
        <mrow>
          <mn>4347</mn>
          <mo stretchy="false">−</mo>
          <mn>4578</mn>
        </mrow>
        <msqrt>
          <mrow>
            <mrow>
              <mo fence="true" form="prefix" stretchy="false">[</mo>
              <mrow>
                <mrow>
                  <mn>136.5</mn>
                  <mo stretchy="false">−</mo>
                  <mn>110.25</mn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n>192540</mn>
                  <mo stretchy="false">−</mo>
                  <mn>190096</mn>
                </mrow>
              </mrow>
              <mo fence="true" form="postfix" stretchy="false">]</mo>
            </mrow>
          </mrow>
        </msqrt>
      </mfrac>
    </mrow>
    <annotation encoding="StarMath 5.0">r={4347-4578}over{sqrt{[136.5-110.25][192540-190096]}}</annotation>
  </semantics>
</math>
</file>

<file path=Object 27/content.xml><?xml version="1.0" encoding="utf-8"?>
<math xmlns="http://www.w3.org/1998/Math/MathML" display="block">
  <semantics>
    <mrow>
      <mi>r</mi>
      <mo stretchy="false">=</mo>
      <mfrac>
        <mrow>
          <mo stretchy="false">−</mo>
          <mn>231</mn>
        </mrow>
        <msqrt>
          <mrow>
            <mrow>
              <mo fence="true" form="prefix" stretchy="false">[</mo>
              <mrow>
                <mn>26.25</mn>
              </mrow>
              <mo fence="true" form="postfix" stretchy="false">]</mo>
            </mrow>
            <mrow>
              <mo fence="true" form="prefix" stretchy="false">[</mo>
              <mrow>
                <mn>2444</mn>
              </mrow>
              <mo fence="true" form="postfix" stretchy="false">]</mo>
            </mrow>
          </mrow>
        </msqrt>
      </mfrac>
    </mrow>
    <annotation encoding="StarMath 5.0">r={-231}over{sqrt{[26.25][2444]}}</annotation>
  </semantics>
</math>
</file>

<file path=Object 28/content.xml><?xml version="1.0" encoding="utf-8"?>
<math xmlns="http://www.w3.org/1998/Math/MathML" display="block">
  <semantics>
    <mrow>
      <mi>r</mi>
      <mo stretchy="false">=</mo>
      <mfrac>
        <mrow>
          <mo stretchy="false">−</mo>
          <mn>231</mn>
        </mrow>
        <msqrt>
          <mn>64155</mn>
        </msqrt>
      </mfrac>
    </mrow>
    <annotation encoding="StarMath 5.0">r={-231}over{sqrt{64155}}</annotation>
  </semantics>
</math>
</file>

<file path=Object 29/content.xml><?xml version="1.0" encoding="utf-8"?>
<math xmlns="http://www.w3.org/1998/Math/MathML" display="block">
  <semantics>
    <mrow>
      <mi>r</mi>
      <mo stretchy="false">=</mo>
      <mfrac>
        <mrow>
          <mo stretchy="false">−</mo>
          <mn>231</mn>
        </mrow>
        <mn>253.29</mn>
      </mfrac>
    </mrow>
    <annotation encoding="StarMath 5.0">r={-231}over{253.29}</annotation>
  </semantics>
</math>
</file>

<file path=Object 3/content.xml><?xml version="1.0" encoding="utf-8"?>
<math xmlns="http://www.w3.org/1998/Math/MathML" display="block">
  <semantics>
    <mi mathvariant="italic">xy</mi>
    <annotation encoding="StarMath 5.0">xy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stretchy="false">−</mo>
        <mn>0.91</mn>
      </mrow>
    </mrow>
    <annotation encoding="StarMath 5.0">r=-0.91</annotation>
  </semantics>
</math>
</file>

<file path=Object 31/content.xml><?xml version="1.0" encoding="utf-8"?>
<math xmlns="http://www.w3.org/1998/Math/MathML" display="block">
  <semantics>
    <mrow>
      <mi>r</mi>
      <mo stretchy="false">=</mo>
      <mfrac>
        <mrow>
          <mi>n</mi>
          <mrow>
            <mrow>
              <mo fence="true" form="prefix" stretchy="false">(</mo>
              <mrow>
                <mrow>
                  <mi mathvariant="normal">Σ</mi>
                  <mi mathvariant="italic">xy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i mathvariant="normal">Σ</mi>
                  <mi>x</mi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 mathvariant="normal">Σ</mi>
                <mi>y</mi>
              </mrow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i>n</mi>
                  <mrow>
                    <mrow>
                      <mo fence="true" form="prefix" stretchy="false">(</mo>
                      <mrow>
                        <mrow>
                          <mi mathvariant="normal">Σ</mi>
                          <msup>
                            <mi>x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 mathvariant="normal">Σ</mi>
                            <mi>x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n</mi>
                  <mrow>
                    <mrow>
                      <mo fence="true" form="prefix" stretchy="false">(</mo>
                      <mrow>
                        <mrow>
                          <mi mathvariant="normal">Σ</mi>
                          <msup>
                            <mi>y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 mathvariant="normal">Σ</mi>
                            <mi>y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</mrow>
        </msqrt>
      </mfrac>
    </mrow>
    <annotation encoding="StarMath 5.0">r={n(%SIGMA xy)-(%SIGMA x)(%SIGMA y)}over{sqrt{[n(%SIGMA x^2)-(%SIGMA x)^2][n(%SIGMA y^2) - (%SIGMA y)^2]}}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row>
          <mn>8</mn>
          <mrow>
            <mrow>
              <mo fence="true" form="prefix" stretchy="false">(</mo>
              <mrow>
                <mn>1000</mn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n>72</mn>
              </mrow>
              <mo fence="true" form="postfix" stretchy="false">)</mo>
            </mrow>
          </mrow>
          <mrow>
            <mo fence="true" form="prefix" stretchy="false">(</mo>
            <mrow>
              <mn>100</mn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n>8</mn>
                  <mrow>
                    <mrow>
                      <mo fence="true" form="prefix" stretchy="false">(</mo>
                      <mrow>
                        <mn>816</mn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n>72</mn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n>8</mn>
                  <mrow>
                    <mrow>
                      <mo fence="true" form="prefix" stretchy="false">(</mo>
                      <mrow>
                        <mn>1600</mn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n>100</mn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</mrow>
        </msqrt>
      </mfrac>
    </mrow>
    <annotation encoding="StarMath 5.0">r={8(1000)-(72)(100)}over{sqrt{[8(816)-(72)^2][8(1600)-(100)^2]}}</annotation>
  </semantics>
</math>
</file>

<file path=Object 33/content.xml><?xml version="1.0" encoding="utf-8"?>
<math xmlns="http://www.w3.org/1998/Math/MathML" display="block">
  <semantics>
    <mrow>
      <mi>r</mi>
      <mo stretchy="false">=</mo>
      <mfrac>
        <mrow>
          <mn>8000</mn>
          <mo stretchy="false">−</mo>
          <mn>7200</mn>
        </mrow>
        <msqrt>
          <mrow>
            <mrow>
              <mo fence="true" form="prefix" stretchy="false">[</mo>
              <mrow>
                <mrow>
                  <mn>6528</mn>
                  <mo stretchy="false">−</mo>
                  <mn>5184</mn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n>12800</mn>
                  <mo stretchy="false">−</mo>
                  <mn>10000</mn>
                </mrow>
              </mrow>
              <mo fence="true" form="postfix" stretchy="false">]</mo>
            </mrow>
          </mrow>
        </msqrt>
      </mfrac>
    </mrow>
    <annotation encoding="StarMath 5.0">r={8000-7200}over{sqrt{[6528-5184][12800-10000]}}</annotation>
  </semantics>
</math>
</file>

<file path=Object 34/content.xml><?xml version="1.0" encoding="utf-8"?>
<math xmlns="http://www.w3.org/1998/Math/MathML" display="block">
  <semantics>
    <mrow>
      <mi>r</mi>
      <mo stretchy="false">=</mo>
      <mfrac>
        <mn>800</mn>
        <msqrt>
          <mrow>
            <mrow>
              <mo fence="true" form="prefix" stretchy="false">[</mo>
              <mrow>
                <mn>1344</mn>
              </mrow>
              <mo fence="true" form="postfix" stretchy="false">]</mo>
            </mrow>
            <mrow>
              <mo fence="true" form="prefix" stretchy="false">[</mo>
              <mrow>
                <mn>2800</mn>
              </mrow>
              <mo fence="true" form="postfix" stretchy="false">]</mo>
            </mrow>
          </mrow>
        </msqrt>
      </mfrac>
    </mrow>
    <annotation encoding="StarMath 5.0">r={800}over{sqrt{[1344][2800]}}</annotation>
  </semantics>
</math>
</file>

<file path=Object 35/content.xml><?xml version="1.0" encoding="utf-8"?>
<math xmlns="http://www.w3.org/1998/Math/MathML" display="block">
  <semantics>
    <mrow>
      <mi>r</mi>
      <mo stretchy="false">=</mo>
      <mfrac>
        <mn>800</mn>
        <msqrt>
          <mn>3763200</mn>
        </msqrt>
      </mfrac>
    </mrow>
    <annotation encoding="StarMath 5.0">r={800}over{sqrt{3763200}}</annotation>
  </semantics>
</math>
</file>

<file path=Object 36/content.xml><?xml version="1.0" encoding="utf-8"?>
<math xmlns="http://www.w3.org/1998/Math/MathML" display="block">
  <semantics>
    <mrow>
      <mi>r</mi>
      <mo stretchy="false">=</mo>
      <mfrac>
        <mn>800</mn>
        <mn>1939.9</mn>
      </mfrac>
    </mrow>
    <annotation encoding="StarMath 5.0">r={800}over{1939.9}</annotation>
  </semantics>
</math>
</file>

<file path=Object 37/content.xml><?xml version="1.0" encoding="utf-8"?>
<math xmlns="http://www.w3.org/1998/Math/MathML" display="block">
  <semantics>
    <mrow>
      <mi>r</mi>
      <mo stretchy="false">=</mo>
      <mn>0.41</mn>
    </mrow>
    <annotation encoding="StarMath 5.0">r=0.41</annotation>
  </semantics>
</math>
</file>

<file path=Object 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6/content.xml><?xml version="1.0" encoding="utf-8"?>
<math xmlns="http://www.w3.org/1998/Math/MathML" display="block">
  <semantics>
    <mrow>
      <mi>r</mi>
      <mo stretchy="false">=</mo>
      <mfrac>
        <mrow>
          <mi>n</mi>
          <mrow>
            <mrow>
              <mo fence="true" form="prefix" stretchy="false">(</mo>
              <mrow>
                <mrow>
                  <mi mathvariant="normal">Σ</mi>
                  <mi mathvariant="italic">xy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i mathvariant="normal">Σ</mi>
                  <mi>x</mi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 mathvariant="normal">Σ</mi>
                <mi>y</mi>
              </mrow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i>n</mi>
                  <mrow>
                    <mrow>
                      <mo fence="true" form="prefix" stretchy="false">(</mo>
                      <mrow>
                        <mrow>
                          <mi mathvariant="normal">Σ</mi>
                          <msup>
                            <mi>x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 mathvariant="normal">Σ</mi>
                            <mi>x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n</mi>
                  <mrow>
                    <mrow>
                      <mo fence="true" form="prefix" stretchy="false">(</mo>
                      <mrow>
                        <mrow>
                          <mi mathvariant="normal">Σ</mi>
                          <msup>
                            <mi>y</mi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 mathvariant="normal">Σ</mi>
                            <mi>y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</mrow>
        </msqrt>
      </mfrac>
    </mrow>
    <annotation encoding="StarMath 5.0">r={n(%SIGMA xy)-(%SIGMA x)(%SIGMA y)}over{sqrt{[n(%SIGMA x^2)-(%SIGMA x)^2][n(%SIGMA y^2) - (%SIGMA y)^2]}}</annotation>
  </semantics>
</math>
</file>

<file path=Object 7/content.xml><?xml version="1.0" encoding="utf-8"?>
<math xmlns="http://www.w3.org/1998/Math/MathML" display="block">
  <semantics>
    <mrow>
      <mi>r</mi>
      <mo stretchy="false">=</mo>
      <mfrac>
        <mrow>
          <mn>10</mn>
          <mrow>
            <mrow>
              <mo fence="true" form="prefix" stretchy="false">(</mo>
              <mrow>
                <mn>62484</mn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n>773</mn>
              </mrow>
              <mo fence="true" form="postfix" stretchy="false">)</mo>
            </mrow>
          </mrow>
          <mrow>
            <mo fence="true" form="prefix" stretchy="false">(</mo>
            <mrow>
              <mn>803</mn>
            </mrow>
            <mo fence="true" form="postfix" stretchy="false">)</mo>
          </mrow>
        </mrow>
        <msqrt>
          <mrow>
            <mrow>
              <mo fence="true" form="prefix" stretchy="false">[</mo>
              <mrow>
                <mrow>
                  <mn>10</mn>
                  <mrow>
                    <mrow>
                      <mo fence="true" form="prefix" stretchy="false">(</mo>
                      <mrow>
                        <mn>60345</mn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n>773</mn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n>10</mn>
                  <mrow>
                    <mrow>
                      <mo fence="true" form="prefix" stretchy="false">(</mo>
                      <mrow>
                        <mn>65073</mn>
                      </mrow>
                      <mo fence="true" form="postfix" stretchy="false">)</mo>
                    </mrow>
                    <mo stretchy="false">−</mo>
                    <msup>
                      <mrow>
                        <mo fence="true" form="prefix" stretchy="false">(</mo>
                        <mrow>
                          <mn>803</mn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]</mo>
            </mrow>
          </mrow>
        </msqrt>
      </mfrac>
    </mrow>
    <annotation encoding="StarMath 5.0">r={10(62484)-(773)(803)}over{sqrt{[10(60345)-(773)^2][10(65073)-(803)^2]}}</annotation>
  </semantics>
</math>
</file>

<file path=Object 8/content.xml><?xml version="1.0" encoding="utf-8"?>
<math xmlns="http://www.w3.org/1998/Math/MathML" display="block">
  <semantics>
    <mi mathvariant="italic">xy</mi>
    <annotation encoding="StarMath 5.0">xy</annotation>
  </semantics>
</math>
</file>

<file path=Object 9/content.xml><?xml version="1.0" encoding="utf-8"?>
<math xmlns="http://www.w3.org/1998/Math/MathML" display="block">
  <semantics>
    <mrow>
      <mi>r</mi>
      <mo stretchy="false">=</mo>
      <mfrac>
        <mn>4121</mn>
        <mn>5921</mn>
      </mfrac>
    </mrow>
    <annotation encoding="StarMath 5.0">r={4121}over{5921}</annotation>
  </semantics>
</math>
</file>